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09000000C7CEBC14D15477F2FF.png" manifest:media-type="image/png"/>
  <manifest:file-entry manifest:full-path="Pictures/1000000000000107000000C8C8DC7FA174760426.png" manifest:media-type="image/png"/>
  <manifest:file-entry manifest:full-path="Pictures/10000000000001590000012DE3B5702F39D6ECAD.png" manifest:media-type="image/png"/>
  <manifest:file-entry manifest:full-path="Pictures/1000000000000108000000C625FA746D66BC5025.png" manifest:media-type="image/png"/>
  <manifest:file-entry manifest:full-path="Pictures/1000000000000108000000C921A59B19905561DD.png" manifest:media-type="image/png"/>
  <manifest:file-entry manifest:full-path="Pictures/1000000000000105000000C48A3BAEB922F52043.png" manifest:media-type="image/png"/>
  <manifest:file-entry manifest:full-path="Pictures/1000000000000107000000C52FD2DA622F526FEF.png" manifest:media-type="image/png"/>
  <manifest:file-entry manifest:full-path="Pictures/10000000000000F6000001118C40A383641FC44E.png" manifest:media-type="image/png"/>
  <manifest:file-entry manifest:full-path="Pictures/1000000000000106000000C577FA66996EF28AD1.png" manifest:media-type="image/png"/>
  <manifest:file-entry manifest:full-path="Pictures/10000000000000EA000000FC51CB8FEA7B4CD18F.png" manifest:media-type="image/png"/>
  <manifest:file-entry manifest:full-path="Pictures/100000000000011900000121AA6937D6AF034F2B.png" manifest:media-type="image/png"/>
  <manifest:file-entry manifest:full-path="Pictures/100000000000012D0000013FC9FA574D1131A542.png" manifest:media-type="image/png"/>
  <manifest:file-entry manifest:full-path="Pictures/1000000000000130000001419CB1AA08AEFB6087.png" manifest:media-type="image/png"/>
  <manifest:file-entry manifest:full-path="Pictures/1000000000000107000000C6AB9A1D46D4265FC2.png" manifest:media-type="image/png"/>
  <manifest:file-entry manifest:full-path="Pictures/1000000000000109000000C45FED28E71100E179.png" manifest:media-type="image/png"/>
  <manifest:file-entry manifest:full-path="Pictures/1000000000000108000000C66BFCE968D5909A5E.png" manifest:media-type="image/png"/>
  <manifest:file-entry manifest:full-path="Pictures/100000000000013100000152BF0DEC33A80703D6.png" manifest:media-type="image/png"/>
  <manifest:file-entry manifest:full-path="Pictures/1000000000000104000000C42B66CBD9750B420A.png" manifest:media-type="image/png"/>
  <manifest:file-entry manifest:full-path="Pictures/1000000000000109000000C755244934142A180B.png" manifest:media-type="image/png"/>
  <manifest:file-entry manifest:full-path="Pictures/1000000000000108000000C62373D5676F80137A.png" manifest:media-type="image/png"/>
  <manifest:file-entry manifest:full-path="Pictures/1000000000000105000000C420EB13B29CE4CBF5.png" manifest:media-type="image/png"/>
  <manifest:file-entry manifest:full-path="Pictures/10000000000000FE000001149E9704BC87780C3D.png" manifest:media-type="image/png"/>
  <manifest:file-entry manifest:full-path="Pictures/10000000000001350000013118F890EF25A5D5C3.png" manifest:media-type="image/png"/>
  <manifest:file-entry manifest:full-path="Pictures/100000000000010B0000011119004B2FFF75C67E.png" manifest:media-type="image/png"/>
  <manifest:file-entry manifest:full-path="Pictures/1000000000000103000000C19CA45C0B686501D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图像1" text:anchor-type="paragraph" svg:x="-0.025cm" svg:y="3.461cm" svg:width="3.383cm" svg:height="2.544cm" draw:z-index="0"><draw:image xlink:href="Pictures/1000000000000106000000C577FA66996EF28AD1.png" xlink:type="simple" xlink:show="embed" xlink:actuate="onLoad"/></draw:frame><draw:frame draw:style-name="fr1" draw:name="图像4" text:anchor-type="paragraph" svg:x="-0.266cm" svg:y="12.915cm" svg:width="3.711cm" svg:height="3.997cm" draw:z-index="1"><draw:image xlink:href="Pictures/10000000000000EA000000FC51CB8FEA7B4CD18F.png" xlink:type="simple" xlink:show="embed" xlink:actuate="onLoad"/></draw:frame><draw:frame draw:style-name="fr1" draw:name="图像3" text:anchor-type="paragraph" svg:x="-0.025cm" svg:y="0.529cm" svg:width="3.367cm" svg:height="2.535cm" draw:z-index="2"><draw:image xlink:href="Pictures/1000000000000107000000C6AB9A1D46D4265FC2.png" xlink:type="simple" xlink:show="embed" xlink:actuate="onLoad"/></draw:frame><draw:frame draw:style-name="fr1" draw:name="图像2" text:anchor-type="paragraph" svg:x="-0.032cm" svg:y="6.228cm" svg:width="3.404cm" svg:height="2.519cm" draw:z-index="3"><draw:image xlink:href="Pictures/1000000000000109000000C45FED28E71100E179.png" xlink:type="simple" xlink:show="embed" xlink:actuate="onLoad"/></draw:frame><draw:frame draw:style-name="fr1" draw:name="图像5" text:anchor-type="paragraph" svg:x="0.09cm" svg:y="10.28cm" svg:width="3.025cm" svg:height="3.357cm" draw:z-index="4"><draw:image xlink:href="Pictures/10000000000000F6000001118C40A383641FC44E.png" xlink:type="simple" xlink:show="embed" xlink:actuate="onLoad"/></draw:frame><draw:frame draw:style-name="fr1" draw:name="图像6" text:anchor-type="paragraph" svg:x="3.535cm" svg:y="3.457cm" svg:width="3.434cm" svg:height="2.579cm" draw:z-index="5"><draw:image xlink:href="Pictures/1000000000000105000000C48A3BAEB922F52043.png" xlink:type="simple" xlink:show="embed" xlink:actuate="onLoad"/></draw:frame><draw:frame draw:style-name="fr1" draw:name="图像7" text:anchor-type="paragraph" svg:x="3.552cm" svg:y="6.294cm" svg:width="3.286cm" svg:height="2.503cm" draw:z-index="6"><draw:image xlink:href="Pictures/1000000000000108000000C921A59B19905561DD.png" xlink:type="simple" xlink:show="embed" xlink:actuate="onLoad"/></draw:frame><draw:frame draw:style-name="fr1" draw:name="图像8" text:anchor-type="paragraph" svg:x="3.457cm" svg:y="0.549cm" svg:width="3.362cm" svg:height="2.522cm" draw:z-index="7"><draw:image xlink:href="Pictures/1000000000000108000000C625FA746D66BC5025.png" xlink:type="simple" xlink:show="embed" xlink:actuate="onLoad"/></draw:frame><draw:frame draw:style-name="fr1" draw:name="图像9" text:anchor-type="paragraph" svg:x="3.59cm" svg:y="13.152cm" svg:width="3.304cm" svg:height="3.59cm" draw:z-index="8"><draw:image xlink:href="Pictures/10000000000000FE000001149E9704BC87780C3D.png" xlink:type="simple" xlink:show="embed" xlink:actuate="onLoad"/></draw:frame><draw:frame draw:style-name="fr1" draw:name="图像10" text:anchor-type="paragraph" svg:x="3.27cm" svg:y="9.618cm" svg:width="4.186cm" svg:height="3.651cm" draw:z-index="9"><draw:image xlink:href="Pictures/10000000000001590000012DE3B5702F39D6ECAD.png" xlink:type="simple" xlink:show="embed" xlink:actuate="onLoad"/></draw:frame><draw:frame draw:style-name="fr1" draw:name="图像11" text:anchor-type="paragraph" svg:x="7.177cm" svg:y="3.475cm" svg:width="3.383cm" svg:height="2.551cm" draw:z-index="10"><draw:image xlink:href="Pictures/1000000000000104000000C42B66CBD9750B420A.png" xlink:type="simple" xlink:show="embed" xlink:actuate="onLoad"/></draw:frame><draw:frame draw:style-name="fr1" draw:name="图像12" text:anchor-type="paragraph" svg:x="7.188cm" svg:y="6.332cm" svg:width="3.26cm" svg:height="2.448cm" draw:z-index="11"><draw:image xlink:href="Pictures/1000000000000109000000C755244934142A180B.png" xlink:type="simple" xlink:show="embed" xlink:actuate="onLoad"/></draw:frame><draw:frame draw:style-name="fr1" draw:name="图像13" text:anchor-type="paragraph" svg:x="7.138cm" svg:y="0.549cm" svg:width="3.45cm" svg:height="2.584cm" draw:z-index="12"><draw:image xlink:href="Pictures/1000000000000107000000C52FD2DA622F526FEF.png" xlink:type="simple" xlink:show="embed" xlink:actuate="onLoad"/></draw:frame><draw:frame draw:style-name="fr1" draw:name="图像14" text:anchor-type="paragraph" svg:x="7.382cm" svg:y="13.645cm" svg:width="3.103cm" svg:height="3.191cm" draw:z-index="13"><draw:image xlink:href="Pictures/100000000000011900000121AA6937D6AF034F2B.png" xlink:type="simple" xlink:show="embed" xlink:actuate="onLoad"/></draw:frame><draw:frame draw:style-name="fr1" draw:name="图像15" text:anchor-type="paragraph" svg:x="6.992cm" svg:y="9.772cm" svg:width="3.699cm" svg:height="3.919cm" draw:z-index="14"><draw:image xlink:href="Pictures/100000000000012D0000013FC9FA574D1131A542.png" xlink:type="simple" xlink:show="embed" xlink:actuate="onLoad"/></draw:frame><draw:frame draw:style-name="fr1" draw:name="图像16" text:anchor-type="paragraph" svg:x="10.735cm" svg:y="3.485cm" svg:width="3.424cm" svg:height="2.572cm" draw:z-index="15"><draw:image xlink:href="Pictures/1000000000000105000000C420EB13B29CE4CBF5.png" xlink:type="simple" xlink:show="embed" xlink:actuate="onLoad"/></draw:frame><draw:frame draw:style-name="fr1" draw:name="图像17" text:anchor-type="paragraph" svg:x="10.689cm" svg:y="6.348cm" svg:width="3.348cm" svg:height="2.512cm" draw:z-index="16"><draw:image xlink:href="Pictures/1000000000000108000000C62373D5676F80137A.png" xlink:type="simple" xlink:show="embed" xlink:actuate="onLoad"/></draw:frame><draw:frame draw:style-name="fr1" draw:name="图像18" text:anchor-type="paragraph" svg:x="10.77cm" svg:y="0.552cm" svg:width="3.397cm" svg:height="2.549cm" draw:z-index="17"><draw:image xlink:href="Pictures/1000000000000108000000C66BFCE968D5909A5E.png" xlink:type="simple" xlink:show="embed" xlink:actuate="onLoad"/></draw:frame><draw:frame draw:style-name="fr1" draw:name="图像19" text:anchor-type="paragraph" svg:x="10.957cm" svg:y="13.714cm" svg:width="2.97cm" svg:height="3.136cm" draw:z-index="18"><draw:image xlink:href="Pictures/1000000000000130000001419CB1AA08AEFB6087.png" xlink:type="simple" xlink:show="embed" xlink:actuate="onLoad"/></draw:frame><draw:frame draw:style-name="fr1" draw:name="图像20" text:anchor-type="paragraph" svg:x="10.255cm" svg:y="9.525cm" svg:width="3.935cm" svg:height="3.884cm" draw:z-index="19"><draw:image xlink:href="Pictures/10000000000001350000013118F890EF25A5D5C3.png" xlink:type="simple" xlink:show="embed" xlink:actuate="onLoad"/></draw:frame><draw:frame draw:style-name="fr1" draw:name="图像21" text:anchor-type="paragraph" svg:x="14.339cm" svg:y="9.79cm" svg:width="3.336cm" svg:height="3.41cm" draw:z-index="20"><draw:image xlink:href="Pictures/100000000000010B0000011119004B2FFF75C67E.png" xlink:type="simple" xlink:show="embed" xlink:actuate="onLoad"/></draw:frame><draw:frame draw:style-name="fr1" draw:name="图像22" text:anchor-type="paragraph" svg:x="14.339cm" svg:y="3.526cm" svg:width="3.406cm" svg:height="2.538cm" draw:z-index="21"><draw:image xlink:href="Pictures/1000000000000103000000C19CA45C0B686501DF.png" xlink:type="simple" xlink:show="embed" xlink:actuate="onLoad"/></draw:frame><draw:frame draw:style-name="fr1" draw:name="图像23" text:anchor-type="paragraph" svg:x="14.358cm" svg:y="6.343cm" svg:width="3.54cm" svg:height="2.692cm" draw:z-index="22"><draw:image xlink:href="Pictures/1000000000000107000000C8C8DC7FA174760426.png" xlink:type="simple" xlink:show="embed" xlink:actuate="onLoad"/></draw:frame><draw:frame draw:style-name="fr1" draw:name="图像24" text:anchor-type="paragraph" svg:x="14.326cm" svg:y="0.617cm" svg:width="3.394cm" svg:height="2.549cm" draw:z-index="23"><draw:image xlink:href="Pictures/1000000000000109000000C7CEBC14D15477F2FF.png" xlink:type="simple" xlink:show="embed" xlink:actuate="onLoad"/></draw:frame><draw:frame draw:style-name="fr1" draw:name="图像25" text:anchor-type="paragraph" svg:x="14.37cm" svg:y="13.538cm" svg:width="3.239cm" svg:height="3.59cm" draw:z-index="24"><draw:image xlink:href="Pictures/100000000000013100000152BF0DEC33A80703D6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6T09:20:39.668192262</meta:creation-date>
    <dc:date>2019-07-06T09:56:04.523602347</dc:date>
    <meta:editing-duration>PT15M2S</meta:editing-duration>
    <meta:editing-cycles>6</meta:editing-cycles>
    <meta:generator>LibreOffice/5.1.6.2$Linux_X86_64 LibreOffice_project/10m0$Build-2</meta:generator>
    <meta:document-statistic meta:table-count="0" meta:image-count="25" meta:object-count="0" meta:page-count="1" meta:paragraph-count="0" meta:word-count="0" meta:character-count="0" meta:non-whitespace-character-count="0"/>
  </office:meta>
</office:document-meta>
</file>